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161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7028in"/>
    </style:style>
    <style:style style:name="co6" style:family="table-column">
      <style:table-column-properties fo:break-before="auto" style:column-width="2.7472in"/>
    </style:style>
    <style:style style:name="co7" style:family="table-column">
      <style:table-column-properties fo:break-before="auto" style:column-width="3.4925in"/>
    </style:style>
    <style:style style:name="co8" style:family="table-column">
      <style:table-column-properties fo:break-before="auto" style:column-width="3.22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071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/>
    </style:style>
    <style:style style:name="ce9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Arial"/>
    </style:style>
    <style:style style:name="ce10" style:family="table-cell" style:parent-style-name="Default">
      <style:table-cell-properties fo:padding="0.0555in"/>
      <style:text-properties style:font-name="Arial"/>
    </style:style>
    <style:style style:name="ce12" style:family="table-cell" style:parent-style-name="Default">
      <style:table-cell-properties fo:padding="0.0555in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fo:padding="0.0555in"/>
      <style:text-properties style:font-name="Arial"/>
    </style:style>
    <style:style style:name="ce16" style:family="table-cell" style:parent-style-name="Default" style:data-style-name="N99">
      <style:table-cell-properties fo:padding="0.0555in"/>
      <style:text-properties style:font-name="Arial"/>
    </style:style>
    <style:style style:name="ce17" style:family="table-cell" style:parent-style-name="Default" style:data-style-name="N99">
      <style:table-cell-properties fo:background-color="transparent" fo:padding="0.0555in"/>
      <style:text-properties style:font-name="Arial"/>
    </style:style>
    <style:style style:name="ce27" style:family="table-cell" style:parent-style-name="Default">
      <style:table-cell-properties style:text-align-source="fix" style:repeat-content="false" fo:wrap-option="wrap" fo:padding="0.0555in"/>
      <style:paragraph-properties fo:text-align="start" fo:margin-left="0in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0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 style:data-style-name="N99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56" table:default-cell-style-name="ce5"/>
        <table:table-row table:style-name="ro1">
          <table:table-cell table:style-name="ce4" office:value-type="string" calcext:value-type="string">
            <text:p>ASCII</text:p>
          </table:table-cell>
          <table:table-cell table:style-name="ce4" office:value-type="string" calcext:value-type="string">
            <text:p>Key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mapped in patch?</text:p>
          </table:table-cell>
          <table:table-cell table:style-name="ce4" table:number-columns-repeated="5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15"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15"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 (L)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n</text:p>
          </table:table-cell>
          <table:table-cell table:style-name="ce15" office:value-type="string" calcext:value-type="string">
            <text:p>mute player A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m</text:p>
          </table:table-cell>
          <table:table-cell table:style-name="ce15" office:value-type="string" calcext:value-type="string">
            <text:p>mute player B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15"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15"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15"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15"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` (tilde)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load params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15"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15"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15"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ad scene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di-broadcast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di-suppress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ve scene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d</text:p>
          </table:table-cell>
          <table:table-cell table:style-name="ce15"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0" office:value-type="string" calcext:value-type="string">
            <text:p>f</text:p>
          </table:table-cell>
          <table:table-cell table:style-name="ce15"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g</text:p>
          </table:table-cell>
          <table:table-cell table:style-name="ce15"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h</text:p>
          </table:table-cell>
          <table:table-cell table:style-name="ce15"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j</text:p>
          </table:table-cell>
          <table:table-cell table:style-name="ce15"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0" office:value-type="string" calcext:value-type="string">
            <text:p>k</text:p>
          </table:table-cell>
          <table:table-cell table:style-name="ce15"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/>
          <table:table-cell table:style-name="ce9" table:number-columns-repeated="5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dry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/>
          <table:table-cell table:style-name="ce9"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style-name="ce27"/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style-name="ce9"/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style-name="ce16"/>
          <table:table-cell/>
          <table:table-cell table:style-name="ce9"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style-name="ce16"/>
          <table:table-cell/>
          <table:table-cell table:style-name="ce9"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style-name="ce16"/>
          <table:table-cell table:style-name="ce9"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0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1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59"/>
        </table:table-row>
        <table:table-row table:style-name="ro2">
          <table:table-cell table:style-name="ce9" table:number-columns-repeated="2"/>
          <table:table-cell table:style-name="ce15" office:value-type="string" calcext:value-type="string">
            <text:p>time sync to player 2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3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/>
          <table:table-cell table:number-columns-repeated="5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4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/>
          <table:table-cell table:number-columns-repeated="5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5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wet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number-columns-repeated="59"/>
        </table:table-row>
        <table:table-row table:style-name="ro2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9" table:default-cell-style-name="ce29"/>
        <table:table-column table:style-name="co9" table:number-columns-repeated="2" table:default-cell-style-name="ce31"/>
        <table:table-column table:style-name="co10" table:default-cell-style-name="ce31"/>
        <table:table-column table:style-name="co9" table:number-columns-repeated="1020" table:default-cell-style-name="ce31"/>
        <table:table-row table:style-name="ro4">
          <table:table-cell table:style-name="ce18" office:value-type="string" calcext:value-type="string">
            <text:p>ASCII</text:p>
          </table:table-cell>
          <table:table-cell table:style-name="ce20" office:value-type="string" calcext:value-type="string">
            <text:p>Key</text:p>
          </table:table-cell>
          <table:table-cell table:style-name="ce20" office:value-type="string" calcext:value-type="string">
            <text:p>Mapped</text:p>
          </table:table-cell>
          <table:table-cell table:style-name="ce20" office:value-type="string" calcext:value-type="string">
            <text:p>Notes</text:p>
          </table:table-cell>
          <table:table-cell table:style-name="ce20"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hift-tab</text:p>
          </table:table-cell>
          <table:table-cell/>
          <table:table-cell office:value-type="string" calcext:value-type="string">
            <text:p>Only works on Mac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i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E51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" table:target-range-address="Sheet2.A2:Sheet2.C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0:40:54.182964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0T18:34:13.539215695</meta:creation-date>
    <dc:date>2020-10-26T10:43:52.811455087</dc:date>
    <meta:editing-duration>P1DT20H43M9S</meta:editing-duration>
    <meta:editing-cycles>111</meta:editing-cycles>
    <meta:generator>LibreOffice/6.3.6.2$MacOSX_X86_64 LibreOffice_project/2196df99b074d8a661f4036fca8fa0cbfa33a497</meta:generator>
    <meta:document-statistic meta:table-count="2" meta:cell-count="489" meta:object-count="0"/>
  </office:meta>
</office:document-meta>
</file>